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 "Oi! How'd you bastards get out?"
</text:p>
          </table:table-cell>
          <table:table-cell table:style-name="ce0" office:value-type="string">
            <text:p>Bandit A
"Oh?! How'd you bastards get out?"</text:p>
          </table:table-cell>
          <table:table-cell table:number-columns-repeated="1019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… uh oh!
</text:p>
          </table:table-cell>
          <table:table-cell table:style-name="ce0" office:value-type="string">
            <text:p>Ah... uh oh...!</text:p>
          </table:table-cell>
          <table:table-cell table:number-columns-repeated="1019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 "If another hostage escapes, you know what the boss will do!"
</text:p>
          </table:table-cell>
          <table:table-cell table:style-name="ce0" office:value-type="string">
            <text:p>Bandit B
"Who knows what the boss'll do to us if we
let another hostage escape?!"</text:p>
          </table:table-cell>
          <table:table-cell table:number-columns-repeated="1019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 "Quick, get 'em!"
</text:p>
          </table:table-cell>
          <table:table-cell table:style-name="ce0" office:value-type="string">
            <text:p>Bandit B
"Quick, get 'em!"</text:p>
          </table:table-cell>
          <table:table-cell table:number-columns-repeated="1019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 "Th-That's insane...! How are they that strong?"
</text:p>
          </table:table-cell>
          <table:table-cell table:style-name="ce0" office:value-type="string">
            <text:p>Bandit A
"Th-that's insane...! How'd we lose to these
little bastards?!"</text:p>
          </table:table-cell>
          <table:table-cell table:number-columns-repeated="1019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 "There's no way we can fight against that...!"
</text:p>
          </table:table-cell>
          <table:table-cell table:style-name="ce0" office:value-type="string">
            <text:p>Bandit B
"There's no way we can fight against
that...!"</text:p>
          </table:table-cell>
          <table:table-cell table:number-columns-repeated="1019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 "This is bad news! We gotta tell the boss!!
</text:p>
          </table:table-cell>
          <table:table-cell table:style-name="ce0" office:value-type="string">
            <text:p>Bandit B
"This is bad news! We gotta tell the boss!!"</text:p>
          </table:table-cell>
          <table:table-cell table:number-columns-repeated="1019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them…!
</text:p>
          </table:table-cell>
          <table:table-cell table:style-name="ce0" office:value-type="string">
            <text:p>Ohh, we stomped 'em...!</text:p>
          </table:table-cell>
          <table:table-cell table:number-columns-repeated="1019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Wasn’t it an easy win?
</text:p>
          </table:table-cell>
          <table:table-cell table:style-name="ce0" office:value-type="string">
            <text:p>Right? Wasn't that an easy win?</text:p>
          </table:table-cell>
          <table:table-cell table:number-columns-repeated="1019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
</text:p>
          </table:table-cell>
          <table:table-cell table:style-name="ce0" office:value-type="string">
            <text:p>I believe that proves our hypothesis.</text:p>
          </table:table-cell>
          <table:table-cell table:number-columns-repeated="1019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 works against the bandit gang.
</text:p>
          </table:table-cell>
          <table:table-cell table:style-name="ce0" office:value-type="string">
            <text:p>The power of the Heavenly Maidens even
works against the bandit gang.</text:p>
          </table:table-cell>
          <table:table-cell table:number-columns-repeated="1019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Onward! To wipe out every last one of these bandits!
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19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’s not our reason for coming here, is it?
</text:p>
          </table:table-cell>
          <table:table-cell table:style-name="ce0" office:value-type="string">
            <text:p>That's not why we came here, remember?</text:p>
          </table:table-cell>
          <table:table-cell table:number-columns-repeated="1019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 Sharu’s safety.
</text:p>
          </table:table-cell>
          <table:table-cell table:style-name="ce0" office:value-type="string">
            <text:p>First and foremost, we must see to Sharu's
safety.</text:p>
          </table:table-cell>
          <table:table-cell table:number-columns-repeated="1019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guess I got carried away!
</text:p>
          </table:table-cell>
          <table:table-cell table:style-name="ce0" office:value-type="string">
            <text:p>Oops, almost got carried away!</text:p>
          </table:table-cell>
          <table:table-cell table:number-columns-repeated="1019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! Let’s go!
</text:p>
          </table:table-cell>
          <table:table-cell table:style-name="ce0" office:value-type="string">
            <text:p>Then, onward! To rescue Sharu! Vámonosー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2:04:32+02:00</meta:creation-date>
    <dc:date>2019-10-06T12:04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